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408cm" fo:min-width="8.158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8cm" draw:marker-end="線條箭頭_20_2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2cm" fo:min-width="3.9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16pt" style:font-size-asian="16pt" style:font-size-complex="16pt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16pt" style:font-size-asian="16pt" style:font-size-complex="16pt"/>
    </style:style>
    <style:style style:name="P3" style:family="paragraph">
      <style:paragraph-properties fo:text-align="center" style:writing-mode="lr-tb"/>
      <style:text-properties style:font-name="Arial"/>
    </style:style>
    <style:style style:name="P4" style:family="paragraph">
      <loext:graphic-properties draw:fill="none"/>
      <style:paragraph-properties fo:text-align="center" style:writing-mode="lr-tb"/>
      <style:text-properties style:font-name="Arial"/>
    </style:style>
    <style:style style:name="P5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10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微軟正黑體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2" xml:id="id3" draw:id="id3" draw:layer="layout" svg:width="9cm" svg:height="3cm" svg:x="2.3cm" svg:y="2.1cm">
            <text:p text:style-name="P1"><text:span text:style-name="T1">Initially, </text:span><text:span text:style-name="T2">n</text:span><text:span text:style-name="T1"> agents are </text:span><text:span text:style-name="T3">regarded as </text:span><text:span text:style-name="T2">n</text:span><text:span text:style-name="T1"> group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xml:id="id2" draw:id="id2" draw:layer="layout" svg:width="9cm" svg:height="3cm" svg:x="2.239cm" svg:y="10.687cm">
            <text:p text:style-name="P3"><text:span text:style-name="T1">A pure-strategy Nash equilibri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xml:id="id4" draw:id="id4" draw:layer="layout" svg:width="9cm" svg:height="3cm" svg:x="12.902cm" svg:y="2.102cm">
            <text:p text:style-name="P3"><text:span text:style-name="T1">Compute the average opinion and winning probability (win. prob.) for each grou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6" xml:id="id5" draw:id="id5" draw:layer="layout" svg:width="9cm" svg:height="3cm" svg:x="12.913cm" svg:y="6.3cm">
            <text:p text:style-name="P5"><text:span text:style-name="T1">For each agent, join the group with maximum win. prob. times the utility the group brings to it 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7" draw:layer="layout" draw:type="line" svg:x1="12.926cm" svg:y1="12.169cm" svg:x2="11.239cm" svg:y2="12.187cm" draw:start-shape="id1" draw:start-glue-point="5" draw:end-shape="id2" draw:end-glue-point="1" svg:d="M12926 12169l-1687 18" svg:viewBox="0 0 1688 19">
            <text:p/>
          </draw:connector>
          <draw:frame draw:style-name="gr3" draw:text-style-name="P9" draw:layer="layout" svg:width="1.5cm" svg:height="0.878cm" svg:x="11.5cm" svg:y="11.107cm">
            <draw:text-box>
              <text:p text:style-name="P8"><text:span text:style-name="T4">yes</text:span></text:p>
            </draw:text-box>
          </draw:frame>
          <draw:connector draw:style-name="gr2" draw:text-style-name="P7" draw:layer="layout" draw:type="line" svg:x1="11.3cm" svg:y1="3.6cm" svg:x2="12.902cm" svg:y2="3.602cm" draw:start-shape="id3" draw:start-glue-point="1" draw:end-shape="id4" draw:end-glue-point="3" svg:d="M11300 3600l1602 2" svg:viewBox="0 0 1603 3">
            <text:p/>
          </draw:connector>
          <draw:connector draw:style-name="gr2" draw:text-style-name="P7" draw:layer="layout" draw:type="line" svg:x1="17.402cm" svg:y1="5.102cm" svg:x2="17.413cm" svg:y2="6.3cm" draw:start-shape="id4" draw:start-glue-point="2" draw:end-shape="id5" draw:end-glue-point="0" svg:d="M17402 5102l11 1198" svg:viewBox="0 0 12 1199">
            <text:p/>
          </draw:connector>
          <draw:connector draw:style-name="gr2" draw:text-style-name="P7" draw:layer="layout" draw:type="line" svg:x1="17.413cm" svg:y1="9.3cm" svg:x2="17.426cm" svg:y2="10.669cm" draw:start-shape="id5" draw:start-glue-point="2" draw:end-shape="id1" draw:end-glue-point="4" svg:d="M17413 9300l13 1369" svg:viewBox="0 0 14 1370">
            <text:p/>
          </draw:connector>
          <draw:connector draw:style-name="gr4" draw:text-style-name="P7" draw:layer="layout" draw:type="lines" draw:line-skew="1.135cm 1.171cm" svg:x1="21.926cm" svg:y1="12.169cm" svg:x2="21.902cm" svg:y2="3.602cm" draw:start-shape="id1" draw:start-glue-point="7" draw:end-shape="id4" svg:d="M21926 12169h1661l12-8567h-1697" svg:viewBox="0 0 1698 8568">
            <text:p/>
          </draw:connector>
          <draw:frame draw:style-name="gr3" draw:text-style-name="P9" draw:layer="layout" svg:width="1.4cm" svg:height="0.878cm" svg:x="23.6cm" svg:y="7.307cm">
            <draw:text-box>
              <text:p text:style-name="P8"><text:span text:style-name="T4">no</text:span></text:p>
            </draw:text-box>
          </draw:frame>
          <draw:custom-shape draw:style-name="gr5" draw:text-style-name="P10" xml:id="id1" draw:id="id1" draw:layer="layout" svg:width="9cm" svg:height="3cm" svg:x="12.926cm" svg:y="10.66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6" draw:text-style-name="P4" draw:layer="layout" svg:width="8cm" svg:height="0.963cm" svg:x="13.487cm" svg:y="11.781cm">
            <draw:text-box>
              <text:p text:style-name="P11"><text:span text:style-name="T1">Groups are unchanged?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9:50:51.511000000</meta:creation-date>
    <dc:date>2023-06-02T22:06:18.625000000</dc:date>
    <meta:editing-duration>PT54M51S</meta:editing-duration>
    <meta:editing-cycles>7</meta:editing-cycles>
    <meta:generator>LibreOffice/7.2.7.2$Windows_X86_64 LibreOffice_project/8d71d29d553c0f7dcbfa38fbfda25ee34cce99a2</meta:generator>
    <meta:document-statistic meta:object-count="37"/>
  </office:meta>
</office:document-meta>
</file>